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rlito" fo:font-size="10pt" style:text-underline-style="none" fo:font-weight="normal" officeooo:rsid="0004e20f" officeooo:paragraph-rsid="0004e20f" style:font-size-asian="10pt" style:font-weight-asian="normal" style:font-size-complex="10pt" style:font-weight-complex="normal"/>
    </style:style>
    <style:style style:name="P2" style:family="paragraph" style:parent-style-name="Standard">
      <style:text-properties style:font-name="Carlito" fo:font-size="10pt" style:text-underline-style="none" fo:font-weight="normal" officeooo:rsid="000734fb" officeooo:paragraph-rsid="000ad1f8" style:font-size-asian="10pt" style:font-weight-asian="normal" style:font-size-complex="10pt" style:font-weight-complex="normal"/>
    </style:style>
    <style:style style:name="P3" style:family="paragraph" style:parent-style-name="Standard">
      <style:text-properties style:font-name="Carlito" fo:font-size="10pt" style:text-underline-style="none" fo:font-weight="normal" officeooo:rsid="000db330" officeooo:paragraph-rsid="000db330" style:font-size-asian="10pt" style:font-weight-asian="normal" style:font-size-complex="10pt" style:font-weight-complex="normal"/>
    </style:style>
    <style:style style:name="P4" style:family="paragraph" style:parent-style-name="Standard">
      <style:text-properties style:font-name="Carlito" fo:font-size="10pt" style:text-underline-style="none" fo:font-weight="bold" officeooo:rsid="0004e20f" officeooo:paragraph-rsid="0004e20f" style:font-size-asian="10pt" style:font-weight-asian="bold" style:font-size-complex="10pt" style:font-weight-complex="bold"/>
    </style:style>
    <style:style style:name="P5" style:family="paragraph" style:parent-style-name="Standard">
      <style:text-properties style:font-name="Carlito" fo:font-size="10pt" style:text-underline-style="none" fo:font-weight="bold" officeooo:rsid="0005286d" officeooo:paragraph-rsid="0005286d" style:font-size-asian="10pt" style:font-weight-asian="bold" style:font-size-complex="10pt" style:font-weight-complex="bold"/>
    </style:style>
    <style:style style:name="P6" style:family="paragraph" style:parent-style-name="Standard">
      <style:text-properties style:font-name="Carlito" fo:font-size="10pt" style:text-underline-style="none" fo:font-weight="bold" officeooo:rsid="00061e22" officeooo:paragraph-rsid="00061e22" style:font-size-asian="10pt" style:font-weight-asian="bold" style:font-size-complex="10pt" style:font-weight-complex="bold"/>
    </style:style>
    <style:style style:name="P7" style:family="paragraph" style:parent-style-name="Standard">
      <style:text-properties style:font-name="Carlito" fo:font-size="10pt" style:text-underline-style="none" fo:font-weight="bold" officeooo:rsid="00134e9f" officeooo:paragraph-rsid="00134e9f" style:font-size-asian="10pt" style:font-weight-asian="bold" style:font-size-complex="10pt" style:font-weight-complex="bold"/>
    </style:style>
    <style:style style:name="P8" style:family="paragraph" style:parent-style-name="Standard">
      <style:text-properties style:font-name="Carlito" fo:font-size="10pt" style:text-underline-style="none" fo:font-weight="bold" officeooo:rsid="0015955b" officeooo:paragraph-rsid="0015955b" style:font-size-asian="10pt" style:font-weight-asian="bold" style:font-size-complex="10pt" style:font-weight-complex="bold"/>
    </style:style>
    <style:style style:name="P9" style:family="paragraph" style:parent-style-name="Standard">
      <style:text-properties style:font-name="Carlito" fo:font-size="10pt" fo:font-style="normal" style:text-underline-style="none" fo:font-weight="bold" officeooo:rsid="000734fb" officeooo:paragraph-rsid="000734fb" style:font-size-asian="10pt" style:font-style-asian="normal" style:font-weight-asian="bold" style:font-size-complex="10pt" style:font-style-complex="normal" style:font-weight-complex="bold"/>
    </style:style>
    <style:style style:name="P10" style:family="paragraph" style:parent-style-name="Standard">
      <style:text-properties style:font-name="Carlito" fo:font-size="10pt" fo:font-style="italic" style:text-underline-style="none" fo:font-weight="bold" officeooo:rsid="000734fb" officeooo:paragraph-rsid="0008cb33" style:font-size-asian="10pt" style:font-style-asian="italic" style:font-weight-asian="bold" style:font-size-complex="10pt" style:font-style-complex="italic" style:font-weight-complex="bold"/>
    </style:style>
    <style:style style:name="P11" style:family="paragraph" style:parent-style-name="Standard">
      <style:text-properties style:font-name="Carlito" fo:font-size="10pt" fo:font-style="italic" style:text-underline-style="none" fo:font-weight="bold" officeooo:rsid="000bd991" officeooo:paragraph-rsid="000bd991" style:font-size-asian="10pt" style:font-style-asian="italic" style:font-weight-asian="bold" style:font-size-complex="10pt" style:font-style-complex="italic" style:font-weight-complex="bold"/>
    </style:style>
    <style:style style:name="P12" style:family="paragraph" style:parent-style-name="Title">
      <style:text-properties fo:font-style="normal" style:font-style-asian="normal" style:font-style-complex="normal"/>
    </style:style>
    <style:style style:name="P13" style:family="paragraph" style:parent-style-name="Standard">
      <style:text-properties fo:font-weight="bold" officeooo:paragraph-rsid="000ad1f8" style:font-weight-asian="bold" style:font-weight-complex="bold"/>
    </style:style>
    <style:style style:name="P14" style:family="paragraph" style:parent-style-name="Standard">
      <style:text-properties officeooo:paragraph-rsid="000bd991"/>
    </style:style>
    <style:style style:name="P15" style:family="paragraph" style:parent-style-name="Standard">
      <style:text-properties officeooo:rsid="00134e9f" officeooo:paragraph-rsid="00134e9f"/>
    </style:style>
    <style:style style:name="P16" style:family="paragraph" style:parent-style-name="Heading_20_4">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officeooo:rsid="00061e22" style:font-weight-asian="normal" style:font-weight-complex="normal"/>
    </style:style>
    <style:style style:name="T3" style:family="text">
      <style:text-properties fo:font-weight="normal" officeooo:rsid="0006a685" style:font-weight-asian="normal" style:font-weight-complex="normal"/>
    </style:style>
    <style:style style:name="T4" style:family="text">
      <style:text-properties fo:font-weight="normal" officeooo:rsid="00117382" style:font-weight-asian="normal" style:font-weight-complex="normal"/>
    </style:style>
    <style:style style:name="T5" style:family="text">
      <style:text-properties fo:font-weight="normal" officeooo:rsid="00134e9f" style:font-weight-asian="normal" style:font-weight-complex="normal"/>
    </style:style>
    <style:style style:name="T6" style:family="text">
      <style:text-properties fo:font-weight="normal" officeooo:rsid="0013de59" style:font-weight-asian="normal" style:font-weight-complex="normal"/>
    </style:style>
    <style:style style:name="T7" style:family="text">
      <style:text-properties fo:font-weight="normal" officeooo:rsid="00177311" style:font-weight-asian="normal" style:font-weight-complex="normal"/>
    </style:style>
    <style:style style:name="T8" style:family="text">
      <style:text-properties fo:font-weight="bold" style:font-weight-asian="bold"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08cb33" style:font-style-asian="normal" style:font-weight-asian="normal" style:font-style-complex="normal" style:font-weight-complex="normal"/>
    </style:style>
    <style:style style:name="T11" style:family="text">
      <style:text-properties fo:font-style="normal" fo:font-weight="normal" officeooo:rsid="000ad1f8" style:font-style-asian="normal" style:font-weight-asian="normal" style:font-style-complex="normal" style:font-weight-complex="normal"/>
    </style:style>
    <style:style style:name="T12" style:family="text">
      <style:text-properties fo:font-style="normal" fo:font-weight="normal" officeooo:rsid="00134e9f"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08cb33" style:font-style-asian="normal" style:font-style-complex="normal"/>
    </style:style>
    <style:style style:name="T15" style:family="text">
      <style:text-properties style:font-name="Carlito" fo:font-size="10pt" style:text-underline-style="none" fo:font-weight="normal" officeooo:rsid="000734fb" style:font-size-asian="10pt" style:font-weight-asian="normal" style:font-size-complex="10pt" style:font-weight-complex="normal"/>
    </style:style>
    <style:style style:name="T16" style:family="text">
      <style:text-properties style:font-name="Carlito" fo:font-size="10pt" style:text-underline-style="none" fo:font-weight="normal" officeooo:rsid="000ad1f8" style:font-size-asian="10pt" style:font-weight-asian="normal" style:font-size-complex="10pt" style:font-weight-complex="normal"/>
    </style:style>
    <style:style style:name="T17" style:family="text">
      <style:text-properties style:font-name="Carlito" fo:font-size="10pt" style:text-underline-style="none" officeooo:rsid="000734fb" style:font-size-asian="10pt" style:font-size-complex="10pt"/>
    </style:style>
    <style:style style:name="T18" style:family="text">
      <style:text-properties style:font-name="Carlito" fo:font-size="10pt" fo:font-style="normal" style:text-underline-style="none" fo:font-weight="normal" style:font-size-asian="10pt" style:font-style-asian="normal" style:font-weight-asian="normal" style:font-size-complex="10pt" style:font-style-complex="normal" style:font-weight-complex="normal"/>
    </style:style>
    <style:style style:name="T19" style:family="text">
      <style:text-properties style:font-name="Carlito" fo:font-size="10pt" fo:font-style="normal" style:text-underline-style="none" fo:font-weight="normal" officeooo:rsid="000bd991" style:font-size-asian="10pt" style:font-style-asian="normal" style:font-weight-asian="normal" style:font-size-complex="10pt" style:font-style-complex="normal" style:font-weight-complex="normal"/>
    </style:style>
    <style:style style:name="T20" style:family="text">
      <style:text-properties style:font-name="Carlito" fo:font-size="10pt" fo:font-style="normal" style:text-underline-style="none" fo:font-weight="normal" officeooo:rsid="000d3aab" style:font-size-asian="10pt" style:font-style-asian="normal" style:font-weight-asian="normal" style:font-size-complex="10pt" style:font-style-complex="normal" style:font-weight-complex="normal"/>
    </style:style>
    <style:style style:name="T21" style:family="text">
      <style:text-properties style:font-name="Carlito" fo:font-size="10pt" fo:font-style="normal" style:text-underline-style="none" fo:font-weight="normal" officeooo:rsid="000db330" style:font-size-asian="10pt" style:font-style-asian="normal" style:font-weight-asian="normal" style:font-size-complex="10pt" style:font-style-complex="normal" style:font-weight-complex="normal"/>
    </style:style>
    <style:style style:name="T22" style:family="text">
      <style:text-properties style:font-name="Carlito" fo:font-size="10pt" fo:font-style="normal" style:text-underline-style="none" fo:font-weight="normal" officeooo:rsid="00134e9f" style:font-size-asian="10pt" style:font-style-asian="normal" style:font-weight-asian="normal" style:font-size-complex="10pt" style:font-style-complex="normal" style:font-weight-complex="normal"/>
    </style:style>
    <style:style style:name="T23" style:family="text">
      <style:text-properties style:font-name="Carlito" fo:font-size="10pt" fo:font-style="normal" style:text-underline-style="none" fo:font-weight="normal" officeooo:rsid="00136220" style:font-size-asian="10pt" style:font-style-asian="normal" style:font-weight-asian="normal" style:font-size-complex="10pt" style:font-style-complex="normal" style:font-weight-complex="normal"/>
    </style:style>
    <style:style style:name="T24" style:family="text">
      <style:text-properties officeooo:rsid="0008cb33"/>
    </style:style>
    <style:style style:name="T25" style:family="text">
      <style:text-properties officeooo:rsid="00117382"/>
    </style:style>
    <style:style style:name="T26" style:family="text">
      <style:text-properties officeooo:rsid="00061e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Wendy</text:p>
      <text:p text:style-name="P7">ONLY CHANGE BEFORE STARTING AND AFTER FINISHING THE PROTOTYPE.</text:p>
      <text:p text:style-name="P7">THIS DOC SHOULD NOT BE UPDATED WHILE THE PROTOTYPE IS UNDER DEVELOPMENT</text:p>
      <text:p text:style-name="P1"><text:span text:style-name="T8"/></text:p>
      <text:p text:style-name="P1"><text:span text:style-name="T8">Genre:</text:span> Atmospheric, Horror, Survival, Experimental</text:p>
      <text:p text:style-name="P1"><text:span text:style-name="T8">Game Innovations:</text:span> One dimensional graphics</text:p>
      <text:p text:style-name="P1"><text:span text:style-name="T8">Inspirations: </text:span>The<text:span text:style-name="T8"> </text:span>Snowpiercer comics, <text:a xlink:type="simple" xlink:href="https://youtu.be/dXfvA8cFJ1I?si=T67Y1SQw_dfie5yI" text:style-name="Internet_20_link" text:visited-style-name="Visited_20_Internet_20_Link">1D Minecraft</text:a>, and my Keratoconus eye condition</text:p>
      <text:p text:style-name="P13"><text:span text:style-name="T17">Art Style: </text:span><text:span text:style-name="T15">No specific art as long as it </text:span><text:span text:style-name="T16">fits</text:span><text:span text:style-name="T15"> in a line. Pixel </text:span><text:span text:style-name="T16">art looking patterns</text:span><text:span text:style-name="T15"> is encouraged </text:span></text:p>
      <text:p text:style-name="P2">for ease of graphical recognition.</text:p>
      <text:p text:style-name="P3"><text:span text:style-name="T8">Development Philosophy:</text:span> Keep it simple and short. Experiment with sound systems. Let the player fill in the bla<text:span text:style-name="T25">nk</text:span>s for graphics, but don’t frustrate them on guessing whats going on, this is why sound is so important.</text:p>
      <text:p text:style-name="P4"/>
      <text:p text:style-name="P4">Technical Description:<text:span text:style-name="T1"> An experimental game that only displays 1 dimensional graphics (a horizontal line). The game still has depth by separating background and objects similar to a 2D platformer, but they can only be represented in a row of </text:span></text:p>
      <text:p text:style-name="P1">colors. <text:span text:style-name="T25">The train’s map feels 3 dimensional, but the perspective of 1D will let the player use their imagination</text:span>. Art is very minimal, so it might be easy for me to make assets as a programmer. The game might heavily rely on sounds to help with its atmosphere and traversing the game, this might balance out the lack of visuals. Lighting might be an interesting thing to implement, candles and lanterns and flashlight. Guns and melee combat will be the main weapons, but <text:span text:style-name="T25">hiding </text:span>could also be an option. Graphically speaking what is for sure is that the players should have a face in the middle of the screen, what should be the game resolution? I should experiment. I might really like the graphics of this game because I struggle seeing vertically because of my eye condition, A game were I only have to see horizontally will make <text:span text:style-name="T25">me</text:span> see 100% of the game’s true graphics.</text:p>
      <text:p text:style-name="P4"><text:span text:style-name="T1"/></text:p>
      <text:p text:style-name="P4">Game Description: <text:span text:style-name="T1">Who/What is Wendy? Who knows. The game is set on a </text:span><text:span text:style-name="T7">snowy </text:span><text:span text:style-name="T1">train, perfect setting for a 1D level, you either go back or forward, and also the option to go inside rooms. The game uses heavy atmospheric sounds and sound queues. <text:s/>The train is dark, you don’t know where its headed, You’ll move through the wagons until you reach the engine, what is at the ending is unknown. <text:s/>There will be mutated insane humans trying to kill you, they’re of a cult, they’re not zombies, they’re still humans (Like Condemned 2). You have an inventory and can equip items or weapons from there. You can interact with the environment, like playing a jukebox, opening a door, flipping a </text:span><text:span text:style-name="T6">lever</text:span><text:span text:style-name="T1">, </text:span><text:span text:style-name="T4">pick an item, </text:span><text:span text:style-name="T1">or hide in the dark.</text:span></text:p>
      <text:p text:style-name="P5"><text:span text:style-name="T1"/></text:p>
      <text:p text:style-name="P5">Design Philosophy: <text:span text:style-name="T1">The game’s goal should be as described on the descriptions above. They’ll be able to be updated after I make a prototype of what the game could look like, I’ll tweak it to fit a more enjoyable game. </text:span><text:span text:style-name="T2">As said this is a 1 dimensional game, all graphics must be in a line UNLESS its the title screen, showing the controls on the black part of the game might also be an option, but that’ll be for another time.</text:span></text:p>
      <text:p text:style-name="P5"><text:span text:style-name="T2"/></text:p>
      <text:p text:style-name="P8"><text:span text:style-name="T26">I</text:span>ssues/Challenges<text:span text:style-name="T1">: I need lots of sound design skills, something I know nothing about. Plus finding sounds that perfectly match what I want the player to hear.</text:span></text:p>
      <text:p text:style-name="P5"><text:span text:style-name="T2"/></text:p>
      <text:p text:style-name="P5"><text:span text:style-name="T2"/></text:p>
      <text:h text:style-name="P16" text:outline-level="4">Prototype <text:span text:style-name="T24">C</text:span>oncept</text:h>
      <text:p text:style-name="P6"><text:span text:style-name="T1"/></text:p>
      <text:p text:style-name="P6">Title screen:</text:p>
      <text:p text:style-name="P6"><text:span text:style-name="T1"><text:tab/>The game starts in the title screen. </text:span><text:span text:style-name="T3">I</text:span><text:span text:style-name="T1">t shows a pixelated 2D logo of the word Wendy, below that there is a Press Enter to Start prompt. When the player presses </text:span><text:span text:style-name="T3">enter</text:span><text:span text:style-name="T1">, the game will reveal that the Wendy logo is actually a 3D Voxel model. The model will rotate </text:span><text:span text:style-name="T5">right then up </text:span><text:span text:style-name="T1">so it’s top is facing the camera, slowly morphing into a </text:span><text:span text:style-name="T3">horizontal white</text:span><text:span text:style-name="T1"> line. This is an inspiration from the Fez title screen.</text:span></text:p>
      <text:p text:style-name="P6"><text:span text:style-name="T1"/></text:p>
      <text:p text:style-name="P9">Intro:</text:p>
      <text:p text:style-name="P10"><text:tab/><text:span text:style-name="T12">At night, the tr</text:span><text:span text:style-name="T9">ain sound slowly gets louder. The rail track patterns fade in from the white and show a clear pattern of them moving towards the </text:span><text:span text:style-name="T10">left</text:span><text:span text:style-name="T9">. </text:span><text:span text:style-name="T10">A train appears from the <text:s/>left, its throwing smoke out of it’s chimney. The </text:span><text:span text:style-name="T11">camera</text:span><text:span text:style-name="T10"> transitions to a close up of the wheels sparkling on the track, the rails scrapping the metallic wheels is loud. Then transition </text:span><text:soft-page-break/><text:span text:style-name="T10">back to top down of the train moving right. Around 10 carriages can be seen as the train moves off screen towards the right. This is a good moment to experiment with the audio panning. Then zooming into one of the carriages and fades to black while the train sounds also fade </text:span><text:span text:style-name="T12">out</text:span><text:span text:style-name="T10"> with it.</text:span></text:p>
      <text:p text:style-name="P11"><text:span text:style-name="T10"/></text:p>
      <text:p text:style-name="P11"><text:span text:style-name="T14">D</text:span><text:span text:style-name="T13">emo Level:</text:span></text:p>
      <text:p text:style-name="P14"><text:span text:style-name="T19"><text:tab/>The black fades away to show a pixelated face with white eyes and skin. </text:span><text:span text:style-name="T20">The railroad sound is humming on the background. To your left there is a locked vestibule door, play a locked door sfx when tried to open. Everything is dark but some candles on the walls light up sections of the railcar, </text:span><text:span text:style-name="T21">these candles make crackling sounds and use the sound panning effect</text:span><text:span text:style-name="T20">. The path towards the right is blocked by an obstruction. In the middle between this obstacle and the left door </text:span><text:span text:style-name="T22">is a door that can be entered.</text:span><text:span text:style-name="T20"> When entering this door the screen transitions using black fade </text:span><text:span text:style-name="T22">in-out</text:span><text:span text:style-name="T20">. It will teleport the player to the other side of the railcar (The direction where the train is facing is flipped to be left). This room is similar to the other one but with a different wall pattern to indicate to the player which side of the train they’re on. This room is small enough to let the player move left, and open another door. This door will lead the player to the primary room again, but now on the other side of the obstacle. The player will now be able to open the vestibule door that leads to the next car. </text:span><text:span text:style-name="T21">The scene will transition to the vestibule of the two cars, the sound of the train will be loud and the camera a little shaky. There will be two vestibule doors on the side</text:span><text:span text:style-name="T22">s</text:span><text:span text:style-name="T21"> to enter either cars. When entering car 2, after walking a bit the candles will go off and the train shakes extremely with a </text:span><text:span text:style-name="T22">metallic crashing</text:span><text:span text:style-name="T21"> sfx, player movement will be </text:span><text:span text:style-name="T22">disabled</text:span><text:span text:style-name="T21">, and the player will turn on its lantern. This car is long, this is to build tension, all the way on the right of the carriage there will be a jukebox. <text:s/>When interacted with it will play Avril 14, the song will use the panning sound effect too, this time the railtrack sfx will get lower as the song is louder. Both vestibule doors will be locked at this point. </text:span></text:p>
      <text:p text:style-name="P15"><text:span text:style-name="T21"/></text:p>
      <text:p text:style-name="P15"><text:span text:style-name="T21"><text:tab/></text:span><text:span text:style-name="T18">When starting the demo level, make labels with the controls of the game on the bottom black bar. </text:span><text:span text:style-name="T23">The ttransition between the vestibule doors is smooth, the player will move by itself and the next room will load with the previous one until the player is fully on the new room, there will be closing and opening sfx for the doo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6T07:34:50.704059219</meta:creation-date>
    <meta:generator>LibreOffice/24.2.7.2$Linux_X86_64 LibreOffice_project/420$Build-2</meta:generator>
    <dc:date>2025-01-01T18:10:22.535815026</dc:date>
    <meta:editing-duration>PT6H50M27S</meta:editing-duration>
    <meta:editing-cycles>17</meta:editing-cycles>
    <meta:document-statistic meta:table-count="0" meta:image-count="0" meta:object-count="0" meta:page-count="2" meta:paragraph-count="22" meta:word-count="1141" meta:character-count="6331" meta:non-whitespace-character-count="5201"/>
  </office:meta>
</office:document-meta>
</file>